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ublic class Main{</text:p>
      <text:p text:style-name="Normal"><text:s text:c="4"/>public static void main(String[] args) {</text:p>
      <text:p text:style-name="Normal"><text:s text:c="8"/>int result = sum(10);</text:p>
      <text:p text:style-name="Normal"><text:s text:c="8"/>System.out.println(result);</text:p>
      <text:p text:style-name="Normal"><text:s text:c="4"/>}</text:p>
      <text:p text:style-name="Normal"><text:s text:c="5"/>public static int sum(int k ) {</text:p>
      <text:p text:style-name="Normal"><text:s text:c="9"/>if (k &gt; 0 ) {</text:p>
      <text:p text:style-name="Normal"><text:s text:c="13"/>return k + sum(k - 1);</text:p>
      <text:p text:style-name="Normal"><text:s text:c="9"/>} else {</text:p>
      <text:p text:style-name="Normal"><text:s text:c="13"/>return 0;</text:p>
      <text:p text:style-name="Normal"><text:s text:c="9"/>}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frene J. White</meta:initial-creator>
    <dc:creator>Anfrene J. White</dc:creator>
    <meta:creation-date>2022-11-02T21:23:00Z</meta:creation-date>
    <dc:date>2022-11-02T21:23:00Z</dc:date>
    <meta:template xlink:href="Normal.dotm" xlink:type="simple"/>
    <meta:editing-cycles>1</meta:editing-cycles>
    <meta:editing-duration>PT0S</meta:editing-duration>
    <meta:document-statistic meta:page-count="1" meta:paragraph-count="1" meta:word-count="43" meta:character-count="291" meta:row-count="2" meta:non-whitespace-character-count="249"/>
  </office:meta>
</office:document-meta>
</file>